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623" officeooo:paragraph-rsid="0008c623"/>
    </style:style>
    <style:style style:name="T1" style:family="text">
      <style:text-properties officeooo:rsid="0009a4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Blog Post</text:p>
      <text:p text:style-name="P1"/>
      <text:p text:style-name="P1"><text:tab/><text:span text:style-name="T1">Hmmm- how to begin...</text:span></text:p>
      <text:p text:style-name="P1"/>
      <text:p text:style-name="P1"><text:tab/><text:span text:style-name="T1">I've just sat down to write this article, which will hopefully be one of many to come, and find myself confronted with one of the problems I hope to address:</text:span></text:p>
      <text:p text:style-name="P1"/>
      <text:p text:style-name="P1"><text:tab/><text:span text:style-name="T1">The Blank Page.</text:span></text:p>
      <text:p text:style-name="P1"/>
      <text:p text:style-name="P1"><text:tab/><text:span text:style-name="T1">Anyone hoping to undertake any act of creation has to confront the blank page in one form or another. Whether you're writing, drawing or painting, developing a web application, starting a new business or even just making a sandwich, you will begin with the same fundamental problem: nothingness. The list is endless, and thanks to the internet the resources available to people looking for answers are themselves coming closer and closer to being infinite too.</text:span></text:p>
      <text:p text:style-name="P1"/>
      <text:p text:style-name="P1"><text:tab/><text:span text:style-name="T1">But where to begin?</text:span></text:p>
      <text:p text:style-name="P1"/>
      <text:p text:style-name="P1"><text:tab/><text:span text:style-name="T1">This series of articles will hopefully addres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9:54:24.959822988</meta:creation-date>
    <dc:date>2016-02-16T20:01:42.508665113</dc:date>
    <meta:editing-duration>PT6M4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26" meta:character-count="740" meta:non-whitespace-character-count="614"/>
  </office:meta>
</office:document-meta>
</file>